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.2898in" fo:margin-right="0in" fo:margin-top="0.0437in" fo:margin-bottom="0in" style:contextual-spacing="false" fo:text-align="end" style:justify-single-word="false" fo:text-indent="0in" style:auto-text-indent="false" style:writing-mode="rl-tb"/>
    </style:style>
    <style:style style:name="P2" style:family="paragraph" style:parent-style-name="Text_20_body">
      <style:paragraph-properties fo:margin-left="0.0146in" fo:margin-right="0in" fo:text-align="end" style:justify-single-word="false" fo:text-indent="0in" style:auto-text-indent="false" style:writing-mode="rl-tb"/>
    </style:style>
    <style:style style:name="P3" style:family="paragraph" style:parent-style-name="Text_20_body">
      <style:paragraph-properties fo:margin-left="0.0146in" fo:margin-right="0in" fo:margin-top="0.1728in" fo:margin-bottom="0in" style:contextual-spacing="false" fo:text-align="end" style:justify-single-word="false" fo:text-indent="0in" style:auto-text-indent="false" style:writing-mode="rl-tb"/>
    </style:style>
    <style:style style:name="P4" style:family="paragraph" style:parent-style-name="Text_20_body">
      <style:paragraph-properties fo:margin-left="0.0146in" fo:margin-right="0in" fo:margin-top="0.172in" fo:margin-bottom="0in" style:contextual-spacing="false" fo:text-align="end" style:justify-single-word="false" fo:text-indent="0in" style:auto-text-indent="false" style:writing-mode="rl-tb"/>
    </style:style>
    <style:style style:name="P5" style:family="paragraph" style:parent-style-name="Text_20_body">
      <style:paragraph-properties fo:margin-left="0.0134in" fo:margin-right="0in" fo:margin-top="0.0665in" fo:margin-bottom="0in" style:contextual-spacing="false" fo:text-align="end" style:justify-single-word="false" fo:text-indent="0in" style:auto-text-indent="false" style:writing-mode="rl-tb"/>
    </style:style>
    <style:style style:name="P6" style:family="paragraph" style:parent-style-name="Text_20_body">
      <style:paragraph-properties fo:margin-left="0.0126in" fo:margin-right="0in" fo:margin-top="0.0673in" fo:margin-bottom="0in" style:contextual-spacing="false" fo:text-align="end" style:justify-single-word="false" fo:text-indent="0in" style:auto-text-indent="false" style:writing-mode="rl-tb"/>
    </style:style>
    <style:style style:name="P7" style:family="paragraph" style:parent-style-name="Text_20_body">
      <style:paragraph-properties fo:margin-left="0.0126in" fo:margin-right="0in" fo:margin-top="0.061in" fo:margin-bottom="0in" style:contextual-spacing="false" fo:text-align="end" style:justify-single-word="false" fo:text-indent="0in" style:auto-text-indent="false" style:writing-mode="rl-tb"/>
    </style:style>
    <style:style style:name="P8" style:family="paragraph" style:parent-style-name="Text_20_body">
      <style:paragraph-properties fo:margin-left="0.0161in" fo:margin-right="0in" fo:margin-top="0.0008in" fo:margin-bottom="0in" style:contextual-spacing="false" fo:text-align="end" style:justify-single-word="false" fo:text-indent="0in" style:auto-text-indent="false" style:writing-mode="rl-tb"/>
    </style:style>
    <style:style style:name="P9" style:family="paragraph" style:parent-style-name="Text_20_body">
      <style:paragraph-properties fo:margin-top="0.128in" fo:margin-bottom="0in" style:contextual-spacing="false" fo:text-align="start" style:justify-single-word="false"/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P10" style:family="paragraph" style:parent-style-name="Text_20_body">
      <style:paragraph-properties fo:margin-top="0.0665in" fo:margin-bottom="0in" style:contextual-spacing="false" fo:text-align="start" style:justify-single-word="false"/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P11" style:family="paragraph" style:parent-style-name="Text_20_body">
      <style:paragraph-properties fo:margin-top="0.0661in" fo:margin-bottom="0in" style:contextual-spacing="false" fo:text-align="start" style:justify-single-word="false"/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P12" style:family="paragraph" style:parent-style-name="Text_20_body">
      <style:paragraph-properties fo:margin-left="0.0118in" fo:margin-right="0.439in" fo:line-height="115%" fo:text-align="end" style:justify-single-word="false" fo:text-indent="0.0035in" style:auto-text-indent="false" style:writing-mode="rl-tb"/>
    </style:style>
    <style:style style:name="P13" style:family="paragraph" style:parent-style-name="Text_20_body">
      <style:paragraph-properties fo:margin-left="0.0134in" fo:margin-right="0.7791in" fo:line-height="115%" fo:text-align="end" style:justify-single-word="false" fo:text-indent="-0.0016in" style:auto-text-indent="false" style:writing-mode="rl-tb"/>
    </style:style>
    <style:style style:name="P14" style:family="paragraph" style:parent-style-name="Text_20_body">
      <style:paragraph-properties fo:margin-left="0.0118in" fo:margin-right="0.9252in" fo:margin-top="0.172in" fo:margin-bottom="0in" style:contextual-spacing="false" fo:line-height="115%" fo:text-align="end" style:justify-single-word="false" fo:text-indent="0.0043in" style:auto-text-indent="false" style:writing-mode="rl-tb"/>
    </style:style>
    <style:style style:name="P15" style:family="paragraph" style:parent-style-name="Text_20_body">
      <style:paragraph-properties fo:margin-left="0.0146in" fo:margin-right="0in" fo:margin-top="0.1728in" fo:margin-bottom="0in" style:contextual-spacing="false" fo:text-align="end" style:justify-single-word="false" fo:text-indent="0in" style:auto-text-indent="false" style:writing-mode="rl-tb"/>
      <style:text-properties style:text-scale="69%"/>
    </style:style>
    <style:style style:name="P16" style:family="paragraph" style:parent-style-name="Text_20_body">
      <style:paragraph-properties fo:margin-left="0.0146in" fo:margin-right="0in" fo:margin-top="0.1728in" fo:margin-bottom="0in" style:contextual-spacing="false" fo:text-align="end" style:justify-single-word="false" fo:text-indent="0in" style:auto-text-indent="false" style:writing-mode="rl-tb"/>
      <style:text-properties style:font-name="Arial MT" style:font-name-complex="Arial MT1" style:text-scale="69%"/>
    </style:style>
    <style:style style:name="P17" style:family="paragraph" style:parent-style-name="Text_20_body">
      <style:paragraph-properties fo:margin-left="0.0161in" fo:margin-right="0in" fo:margin-top="0.0008in" fo:margin-bottom="0in" style:contextual-spacing="false" fo:text-align="end" style:justify-single-word="false" fo:text-indent="0in" style:auto-text-indent="false" style:writing-mode="rl-tb"/>
      <style:text-properties style:text-scale="77%"/>
    </style:style>
    <style:style style:name="P18" style:family="paragraph" style:parent-style-name="Text_20_body">
      <style:paragraph-properties fo:margin-left="0.0118in" fo:margin-right="0.9252in" fo:margin-top="0.172in" fo:margin-bottom="0in" style:contextual-spacing="false" fo:line-height="115%" fo:text-align="end" style:justify-single-word="false" fo:text-indent="0.0043in" style:auto-text-indent="false" style:writing-mode="rl-tb"/>
      <style:text-properties style:text-scale="71%"/>
    </style:style>
    <style:style style:name="T1" style:family="text">
      <style:text-properties style:font-name="Times New Roman" fo:font-size="24pt" fo:letter-spacing="0.0398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2" style:family="text">
      <style:text-properties style:font-name="Times New Roman" fo:font-size="24pt" fo:letter-spacing="0.0398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 style:text-scale="150%"/>
    </style:style>
    <style:style style:name="T3" style:family="text">
      <style:text-properties style:font-name="Times New Roman" fo:font-size="24pt" fo:letter-spacing="0.0398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 style:text-scale="72%"/>
    </style:style>
    <style:style style:name="T4" style:family="text">
      <style:text-properties style:font-name="Times New Roman" fo:font-size="24pt" fo:letter-spacing="0.028in" fo:font-style="italic" style:text-underline-style="solid" style:text-underline-width="auto" style:text-underline-color="font-color" fo:font-weight="bold" style:font-size-asian="24pt" style:font-style-asian="italic" style:font-weight-asian="bold" style:font-name-complex="Times New Roman1" style:font-size-complex="24pt" style:font-style-complex="italic" style:font-weight-complex="bold"/>
    </style:style>
    <style:style style:name="T5" style:family="text">
      <style:text-properties style:font-name="Times New Roman" fo:font-size="24pt" fo:letter-spacing="0.028in" fo:font-style="italic" style:text-underline-style="solid" style:text-underline-width="auto" style:text-underline-color="font-color" fo:font-weight="bold" style:font-size-asian="24pt" style:font-style-asian="italic" style:font-weight-asian="bold" style:font-name-complex="Times New Roman1" style:font-size-complex="24pt" style:font-style-complex="italic" style:font-weight-complex="bold" style:text-scale="72%"/>
    </style:style>
    <style:style style:name="T6" style:family="text">
      <style:text-properties style:font-name="Times New Roman" fo:font-size="24pt" fo:letter-spacing="0.028in" fo:font-style="italic" style:text-underline-style="solid" style:text-underline-width="auto" style:text-underline-color="font-color" fo:font-weight="bold" style:font-size-asian="24pt" style:font-style-asian="italic" style:font-weight-asian="bold" style:font-name-complex="Times New Roman1" style:font-size-complex="24pt" style:font-style-complex="italic" style:font-weight-complex="bold" style:text-scale="78%"/>
    </style:style>
    <style:style style:name="T7" style:family="text">
      <style:text-properties style:font-name="Times New Roman" fo:font-size="24pt" fo:letter-spacing="0.028in" fo:font-style="italic" style:text-underline-style="solid" style:text-underline-width="auto" style:text-underline-color="font-color" fo:font-weight="bold" style:font-size-asian="24pt" style:font-style-asian="italic" style:font-weight-asian="bold" style:font-name-complex="Times New Roman1" style:font-size-complex="24pt" style:font-style-complex="italic" style:font-weight-complex="bold" style:text-scale="79%"/>
    </style:style>
    <style:style style:name="T8" style:family="text">
      <style:text-properties style:font-name="Times New Roman" fo:font-size="24pt" fo:letter-spacing="0.028in" fo:font-style="italic" style:text-underline-style="solid" style:text-underline-width="auto" style:text-underline-color="font-color" fo:font-weight="bold" style:font-size-asian="24pt" style:font-style-asian="italic" style:font-weight-asian="bold" style:font-name-complex="Times New Roman1" style:font-size-complex="24pt" style:font-style-complex="italic" style:font-weight-complex="bold" style:text-scale="69%"/>
    </style:style>
    <style:style style:name="T9" style:family="text">
      <style:text-properties style:font-name="Times New Roman" fo:font-size="24pt" fo:letter-spacing="0.028in" fo:font-style="italic" style:text-underline-style="solid" style:text-underline-width="auto" style:text-underline-color="font-color" fo:font-weight="bold" style:font-size-asian="24pt" style:font-style-asian="italic" style:font-weight-asian="bold" style:font-name-complex="Times New Roman1" style:font-size-complex="24pt" style:font-style-complex="italic" style:font-weight-complex="bold" style:text-scale="81%"/>
    </style:style>
    <style:style style:name="T10" style:family="text">
      <style:text-properties style:font-name="Times New Roman" fo:font-size="24pt" fo:letter-spacing="0.028in" fo:font-style="italic" style:text-underline-style="solid" style:text-underline-width="auto" style:text-underline-color="font-color" fo:font-weight="bold" style:font-size-asian="24pt" style:font-style-asian="italic" style:font-weight-asian="bold" style:font-name-complex="Times New Roman1" style:font-size-complex="24pt" style:font-style-complex="italic" style:font-weight-complex="bold" style:text-scale="77%"/>
    </style:style>
    <style:style style:name="T11" style:family="text">
      <style:text-properties style:font-name="Times New Roman" fo:font-size="24pt" fo:letter-spacing="0.028in" fo:font-style="italic" style:text-underline-style="solid" style:text-underline-width="auto" style:text-underline-color="font-color" fo:font-weight="bold" style:font-size-asian="24pt" style:font-style-asian="italic" style:font-weight-asian="bold" style:font-name-complex="Times New Roman1" style:font-size-complex="24pt" style:font-style-complex="italic" style:font-weight-complex="bold" style:text-scale="71%"/>
    </style:style>
    <style:style style:name="T12" style:family="text">
      <style:text-properties style:font-name="Arial MT" fo:font-size="24pt" fo:letter-spacing="0.0398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 style:text-scale="81%"/>
    </style:style>
    <style:style style:name="T13" style:family="text">
      <style:text-properties style:font-name="Arial MT" fo:font-size="24pt" fo:letter-spacing="0.0398in" fo:font-style="italic" style:text-underline-style="solid" style:text-underline-width="auto" style:text-underline-color="font-color" fo:font-weight="bold" style:font-size-asian="24pt" style:font-style-asian="italic" style:font-weight-asian="bold" style:font-name-complex="Arial MT1" style:font-size-complex="24pt" style:font-style-complex="italic" style:font-weight-complex="bold" style:text-scale="72%"/>
    </style:style>
    <style:style style:name="T14" style:family="text">
      <style:text-properties style:font-name="Arial MT" fo:font-size="24pt" fo:letter-spacing="-0.0047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 style:text-scale="81%"/>
    </style:style>
    <style:style style:name="T15" style:family="text">
      <style:text-properties style:font-name="Arial MT" fo:font-size="24pt" fo:letter-spacing="-0.0047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language-complex="ar" style:country-complex="EG" style:font-style-complex="italic" style:font-weight-complex="bold" style:text-scale="81%"/>
    </style:style>
    <style:style style:name="T16" style:family="text">
      <style:text-properties style:font-name="Arial MT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 style:text-scale="81%"/>
    </style:style>
    <style:style style:name="T17" style:family="text">
      <style:text-properties style:font-name="Arial MT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language-complex="ar" style:country-complex="EG" style:font-style-complex="italic" style:font-weight-complex="bold" style:text-scale="81%"/>
    </style:style>
    <style:style style:name="T18" style:family="text">
      <style:text-properties style:font-name="Arial MT" fo:font-size="24pt" fo:font-style="italic" style:text-underline-style="solid" style:text-underline-width="auto" style:text-underline-color="font-color" fo:font-weight="bold" style:font-size-asian="24pt" style:font-style-asian="italic" style:font-weight-asian="bold" style:font-name-complex="Arial MT1" style:font-size-complex="24pt" style:font-style-complex="italic" style:font-weight-complex="bold" style:text-scale="78%"/>
    </style:style>
    <style:style style:name="T19" style:family="text">
      <style:text-properties style:font-name="Arial MT" fo:font-size="24pt" fo:font-style="italic" style:text-underline-style="solid" style:text-underline-width="auto" style:text-underline-color="font-color" fo:font-weight="bold" style:font-size-asian="24pt" style:font-style-asian="italic" style:font-weight-asian="bold" style:font-name-complex="Arial MT1" style:font-size-complex="24pt" style:font-style-complex="italic" style:font-weight-complex="bold" style:text-scale="69%"/>
    </style:style>
    <style:style style:name="T20" style:family="text">
      <style:text-properties style:font-name="Arial MT" fo:font-size="24pt" fo:font-style="italic" style:text-underline-style="solid" style:text-underline-width="auto" style:text-underline-color="font-color" fo:font-weight="bold" style:font-size-asian="24pt" style:font-style-asian="italic" style:font-weight-asian="bold" style:font-name-complex="Arial MT1" style:font-size-complex="24pt" style:font-style-complex="italic" style:font-weight-complex="bold" style:text-scale="81%"/>
    </style:style>
    <style:style style:name="T21" style:family="text">
      <style:text-properties style:font-name="Arial MT" fo:font-size="24pt" fo:font-style="italic" style:text-underline-style="solid" style:text-underline-width="auto" style:text-underline-color="font-color" fo:font-weight="bold" style:font-size-asian="24pt" style:font-style-asian="italic" style:font-weight-asian="bold" style:font-name-complex="Arial MT1" style:font-size-complex="24pt" style:font-style-complex="italic" style:font-weight-complex="bold" style:text-scale="66%"/>
    </style:style>
    <style:style style:name="T22" style:family="text">
      <style:text-properties style:font-name="Arial MT" fo:font-size="24pt" fo:font-style="italic" style:text-underline-style="solid" style:text-underline-width="auto" style:text-underline-color="font-color" fo:font-weight="bold" style:font-size-asian="24pt" style:font-style-asian="italic" style:font-weight-asian="bold" style:font-name-complex="Arial MT1" style:font-size-complex="24pt" style:language-complex="ar" style:country-complex="EG" style:font-style-complex="italic" style:font-weight-complex="bold" style:text-scale="78%"/>
    </style:style>
    <style:style style:name="T23" style:family="text">
      <style:text-properties style:font-name="Arial MT" fo:font-size="24pt" fo:letter-spacing="0.0362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 style:text-scale="150%"/>
    </style:style>
    <style:style style:name="T24" style:family="text">
      <style:text-properties style:font-name="Arial MT" fo:font-size="24pt" fo:letter-spacing="0.0091in" fo:font-style="italic" style:text-underline-style="solid" style:text-underline-width="auto" style:text-underline-color="font-color" fo:font-weight="bold" style:font-size-asian="24pt" style:font-style-asian="italic" style:font-weight-asian="bold" style:font-name-complex="Arial MT1" style:font-size-complex="24pt" style:font-style-complex="italic" style:font-weight-complex="bold"/>
    </style:style>
    <style:style style:name="T25" style:family="text">
      <style:text-properties style:font-name="Arial MT" fo:font-size="24pt" fo:letter-spacing="0.0154in" fo:font-style="italic" style:text-underline-style="solid" style:text-underline-width="auto" style:text-underline-color="font-color" fo:font-weight="bold" style:font-size-asian="24pt" style:font-style-asian="italic" style:font-weight-asian="bold" style:font-name-complex="Arial MT1" style:font-size-complex="24pt" style:font-style-complex="italic" style:font-weight-complex="bold"/>
    </style:style>
    <style:style style:name="T26" style:family="text">
      <style:text-properties style:font-name="Arial MT" style:font-name-complex="Arial MT1" style:text-scale="69%"/>
    </style:style>
    <style:style style:name="T27" style:family="text">
      <style:text-properties style:font-name="Arial MT" fo:font-size="22pt" fo:letter-spacing="-0.0071in" fo:font-style="italic" style:text-underline-style="solid" style:text-underline-width="auto" style:text-underline-color="font-color" fo:font-weight="bold" style:font-size-asian="22pt" style:font-style-asian="italic" style:font-weight-asian="bold" style:font-name-complex="Arial MT1" style:font-size-complex="22pt" style:font-style-complex="italic" style:font-weight-complex="bold"/>
    </style:style>
    <style:style style:name="T28" style:family="text">
      <style:text-properties style:font-name="Arial MT" fo:font-size="22pt" fo:letter-spacing="-0.0091in" fo:font-style="italic" style:text-underline-style="solid" style:text-underline-width="auto" style:text-underline-color="font-color" fo:font-weight="bold" style:font-size-asian="22pt" style:font-style-asian="italic" style:font-weight-asian="bold" style:font-name-complex="Arial MT1" style:font-size-complex="22pt" style:font-style-complex="italic" style:font-weight-complex="bold"/>
    </style:style>
    <style:style style:name="T29" style:family="text">
      <style:text-properties style:font-name="Arial MT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30" style:family="text">
      <style:text-properties style:font-name="Arial MT" fo:font-size="22pt" fo:letter-spacing="-0.0016in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31" style:family="text">
      <style:text-properties style:font-name="Symbol" fo:font-size="24pt" fo:letter-spacing="-0.0016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 style:text-scale="81%"/>
    </style:style>
    <style:style style:name="T32" style:family="text">
      <style:text-properties style:font-name="Symbol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 style:text-scale="81%"/>
    </style:style>
    <style:style style:name="T33" style:family="text">
      <style:text-properties style:font-name="Symbol" fo:font-size="24pt" fo:font-style="italic" style:text-underline-style="solid" style:text-underline-width="auto" style:text-underline-color="font-color" fo:font-weight="bold" style:font-size-asian="24pt" style:font-style-asian="italic" style:font-weight-asian="bold" style:font-name-complex="Symbol1" style:font-size-complex="24pt" style:font-style-complex="italic" style:font-weight-complex="bold" style:text-scale="78%"/>
    </style:style>
    <style:style style:name="T34" style:family="text">
      <style:text-properties fo:font-size="24pt" fo:letter-spacing="-0.0016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35" style:family="text"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 style:text-scale="81%"/>
    </style:style>
    <style:style style:name="T37" style:family="text"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 style:text-scale="72%"/>
    </style:style>
    <style:style style:name="T38" style:family="text"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 style:text-scale="76%"/>
    </style:style>
    <style:style style:name="T39" style:family="text"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 style:text-scale="78%"/>
    </style:style>
    <style:style style:name="T40" style:family="text"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 style:text-scale="62%"/>
    </style:style>
    <style:style style:name="T41" style:family="text"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 style:text-scale="79%"/>
    </style:style>
    <style:style style:name="T42" style:family="text"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 style:text-scale="83%"/>
    </style:style>
    <style:style style:name="T43" style:family="text"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 style:text-scale="88%"/>
    </style:style>
    <style:style style:name="T44" style:family="text"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 style:text-scale="69%"/>
    </style:style>
    <style:style style:name="T45" style:family="text"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 style:text-scale="66%"/>
    </style:style>
    <style:style style:name="T46" style:family="text"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 style:text-scale="71%"/>
    </style:style>
    <style:style style:name="T47" style:family="text"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 style:text-scale="75%"/>
    </style:style>
    <style:style style:name="T48" style:family="text">
      <style:text-properties fo:font-size="24pt" fo:letter-spacing="-0.002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49" style:family="text">
      <style:text-properties fo:font-size="24pt" fo:letter-spacing="0.0555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 style:text-scale="150%"/>
    </style:style>
    <style:style style:name="T50" style:family="text">
      <style:text-properties fo:font-size="24pt" fo:letter-spacing="0.0126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51" style:family="text">
      <style:text-properties fo:font-size="24pt" fo:letter-spacing="0.0118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52" style:family="text">
      <style:text-properties fo:font-size="24pt" fo:letter-spacing="0.0102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53" style:family="text">
      <style:text-properties fo:font-size="24pt" fo:letter-spacing="0.0134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54" style:family="text">
      <style:text-properties fo:font-size="24pt" fo:letter-spacing="0.011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55" style:family="text">
      <style:text-properties fo:font-size="24pt" fo:letter-spacing="0.0189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56" style:family="text">
      <style:text-properties fo:font-size="24pt" fo:letter-spacing="0.0374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57" style:family="text">
      <style:text-properties fo:font-size="24pt" fo:letter-spacing="0.0173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58" style:family="text">
      <style:text-properties fo:font-size="24pt" fo:letter-spacing="0.0165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59" style:family="text">
      <style:text-properties fo:font-size="24pt" fo:letter-spacing="0.0161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60" style:family="text">
      <style:text-properties fo:font-size="24pt" fo:letter-spacing="0.0154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61" style:family="text">
      <style:text-properties fo:font-size="24pt" fo:letter-spacing="0.0047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62" style:family="text">
      <style:text-properties fo:font-size="24pt" fo:letter-spacing="0.0055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63" style:family="text">
      <style:text-properties fo:font-size="24pt" fo:letter-spacing="0.0543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 style:text-scale="150%"/>
    </style:style>
    <style:style style:name="T64" style:family="text">
      <style:text-properties fo:font-size="24pt" fo:language="en" fo:country="GB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language-complex="ar" style:country-complex="EG" style:font-style-complex="italic" style:font-weight-complex="bold" style:text-scale="71%"/>
    </style:style>
    <style:style style:name="T65" style:family="text">
      <style:text-properties style:text-scale="69%"/>
    </style:style>
    <style:style style:name="T66" style:family="text">
      <style:text-properties style:text-position="-10% 100%" fo:font-size="24pt" fo:letter-spacing="0.0236in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 style:text-scale="150%"/>
    </style:style>
    <style:style style:name="T67" style:family="text">
      <style:text-properties style:text-position="-10% 100%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 style:text-scale="66%"/>
    </style:style>
    <style:style style:name="T68" style:family="text">
      <style:text-properties style:text-scale="77%"/>
    </style:style>
    <style:style style:name="T69" style:family="text"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70" style:family="text"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 style:text-scale="77%"/>
    </style:style>
    <style:style style:name="T71" style:family="text">
      <style:text-properties fo:font-size="22pt" fo:letter-spacing="-0.0035in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72" style:family="text">
      <style:text-properties fo:font-size="22pt" fo:letter-spacing="0.0362in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 style:text-scale="150%"/>
    </style:style>
    <style:style style:name="T73" style:family="text">
      <style:text-properties fo:font-size="22pt" fo:letter-spacing="-0.0043in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74" style:family="text">
      <style:text-properties style:text-scale="71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35"><text:span text:style-name="T2"><text:s/></text:span><text:span text:style-name="T12">1</text:span><text:span text:style-name="T1"> </text:span><text:span text:style-name="T31"></text:span><text:span text:style-name="T34"> </text:span><text:span text:style-name="T36">تم</text:span><text:span text:style-name="T34"> </text:span><text:span text:style-name="T36">إنشاء</text:span><text:span text:style-name="T48"> </text:span><text:span text:style-name="T36">صفحة</text:span><text:span text:style-name="T14"> </text:span><text:span text:style-name="T15">(</text:span><text:span text:style-name="T16">Html</text:span><text:span text:style-name="T17">) صماء</text:span><text:span text:style-name="T23"> </text:span></text:p>
      <text:p text:style-name="P9" loext:marker-style-name="T35"/>
      <text:p text:style-name="P12" loext:marker-style-name="T35"><text:span text:style-name="T13"><text:s/>2:</text:span><text:span text:style-name="T3"> </text:span><text:span text:style-name="T32"></text:span><text:span text:style-name="T37"> <text:s/>تم</text:span><text:span text:style-name="T35"> </text:span><text:span text:style-name="T37">اضافة</text:span><text:span text:style-name="T35"> </text:span><text:span text:style-name="T37">العناصر</text:span><text:span text:style-name="T35"> </text:span><text:span text:style-name="T37">المطلوبة</text:span><text:span text:style-name="T35"> </text:span><text:span text:style-name="T37">لعرض</text:span><text:span text:style-name="T35"> </text:span><text:span text:style-name="T37">الموقع</text:span><text:span text:style-name="T35"> </text:span><text:span text:style-name="T37">بأفضل </text:span><text:span text:style-name="T5"><text:s/></text:span><text:span text:style-name="T37"><text:s/></text:span><text:span text:style-name="T38">هيئة ممكنة</text:span><text:span text:style-name="T4"> </text:span></text:p>
      <text:p text:style-name="P10" loext:marker-style-name="T35"/>
      <text:p text:style-name="P13" loext:marker-style-name="T35"><text:span text:style-name="T18">3:</text:span><text:span text:style-name="T6"> <text:s/></text:span><text:span text:style-name="T33"></text:span><text:span text:style-name="T39"> <text:s/>للتعديل عليه</text:span><text:span text:style-name="T18"> JS , Css3</text:span><text:span text:style-name="T39"> ربط الملف ب ملف</text:span><text:span text:style-name="T18"> </text:span><text:span text:style-name="T49"><text:s/></text:span><text:span text:style-name="T40">والتنسيق</text:span><text:span text:style-name="T35"> </text:span><text:span text:style-name="T40">بين</text:span><text:span text:style-name="T35"> </text:span><text:span text:style-name="T40">العناصر</text:span></text:p>
      <text:p text:style-name="P11" loext:marker-style-name="T35"/>
      <text:p text:style-name="P2" loext:marker-style-name="T35"><text:span text:style-name="T22">4</text:span><text:span text:style-name="T18">:</text:span><text:span text:style-name="T7"> <text:s/></text:span><text:span text:style-name="T33"></text:span><text:span text:style-name="T41"> تم</text:span><text:span text:style-name="T50"> </text:span><text:span text:style-name="T41">وضع</text:span><text:span text:style-name="T51"> </text:span><text:span text:style-name="T41">الصور</text:span><text:span text:style-name="T50"> </text:span><text:span text:style-name="T41">و</text:span><text:span text:style-name="T52"> </text:span><text:span text:style-name="T41">عناصر</text:span><text:span text:style-name="T53"> </text:span><text:span text:style-name="T41">خارجية</text:span><text:span text:style-name="T54"> <text:s/></text:span><text:span text:style-name="T41">مثل</text:span><text:span text:style-name="T51"> </text:span><text:span text:style-name="T41">بعض</text:span><text:span text:style-name="T24"> </text:span></text:p>
      <text:p text:style-name="P5" loext:marker-style-name="T35"><text:span text:style-name="T42">المعلومات</text:span><text:span text:style-name="T55"> </text:span><text:span text:style-name="T42">تم</text:span><text:span text:style-name="T50"> </text:span><text:span text:style-name="T42">جمع</text:span><text:span text:style-name="T53"> </text:span><text:span text:style-name="T42">الصور</text:span><text:span text:style-name="T53"> </text:span><text:span text:style-name="T42">من</text:span><text:span text:style-name="T53"> </text:span><text:span text:style-name="T42">محرك</text:span><text:span text:style-name="T53"> </text:span><text:span text:style-name="T42">البحث</text:span><text:span text:style-name="T50"> </text:span><text:span text:style-name="T42">جوجل</text:span><text:span text:style-name="T50"> </text:span><text:span text:style-name="T42">و</text:span><text:span text:style-name="T50"> </text:span><text:span text:style-name="T42">موقع</text:span></text:p>
      <text:p text:style-name="P6" loext:marker-style-name="T35"><text:span text:style-name="T43">خرائط</text:span><text:span text:style-name="T56"> </text:span><text:span text:style-name="T43">جوجل</text:span></text:p>
      <text:p text:style-name="P15" loext:marker-style-name="T65"/>
      <text:p text:style-name="P3" loext:marker-style-name="T35"><text:span text:style-name="T22">5</text:span><text:span text:style-name="T18">:</text:span><text:span text:style-name="T8"> <text:s/></text:span><text:span text:style-name="T33"></text:span><text:span text:style-name="T44"> تم</text:span><text:span text:style-name="T57"> </text:span><text:span text:style-name="T44">اضافة</text:span><text:span text:style-name="T58"> </text:span><text:span text:style-name="T44">باقي</text:span><text:span text:style-name="T57"> </text:span><text:span text:style-name="T44">الأقسام</text:span><text:span text:style-name="T19"> <text:s/></text:span></text:p>
      <text:p text:style-name="P16" loext:marker-style-name="T26"/>
      <text:p text:style-name="P4" loext:marker-style-name="T35"><text:span text:style-name="T22">6</text:span><text:span text:style-name="T18">:</text:span><text:span text:style-name="T9"> <text:s/></text:span><text:span text:style-name="T33"></text:span><text:span text:style-name="T36"> <text:s/>ليتم</text:span><text:span text:style-name="T58"> </text:span><text:span text:style-name="T36">عرضه</text:span><text:span text:style-name="T59"> </text:span><text:span text:style-name="T36">على</text:span><text:span text:style-name="T57"> </text:span><text:span text:style-name="T36">اغلب</text:span><text:span text:style-name="T25"> </text:span><text:span text:style-name="T20">responsive</text:span><text:span text:style-name="T60"> </text:span><text:span text:style-name="T36">تم</text:span><text:span text:style-name="T58"> </text:span><text:span text:style-name="T36">جعل</text:span><text:span text:style-name="T59"> </text:span><text:span text:style-name="T36">الموقع</text:span></text:p>
      <text:p text:style-name="P7" loext:marker-style-name="T35"><text:span text:style-name="T21">px</text:span><text:span text:style-name="T61"> </text:span><text:span text:style-name="T45">احجام</text:span><text:span text:style-name="T62"> </text:span><text:span text:style-name="T45">الشاشات</text:span><text:span text:style-name="T66"> <text:s text:c="3"/></text:span><text:span text:style-name="T67">3</text:span><text:span text:style-name="T45">إبتداء</text:span><text:span text:style-name="T62"> </text:span><text:span text:style-name="T45">من</text:span><text:span text:style-name="T63"> </text:span><text:span text:style-name="T45">990</text:span></text:p>
      <text:p text:style-name="P17" loext:marker-style-name="T68"/>
      <text:p text:style-name="P8" loext:marker-style-name="T69"><text:span text:style-name="T70"><text:s/></text:span><text:span text:style-name="T22">7</text:span><text:span text:style-name="T18">:</text:span><text:span text:style-name="T10"> </text:span><text:span text:style-name="T33"> </text:span><text:span text:style-name="T70">مصادر</text:span><text:span text:style-name="T71"> </text:span><text:span text:style-name="T70">المعلومات</text:span><text:span text:style-name="T72"> </text:span><text:span text:style-name="T70">:</text:span><text:span text:style-name="T73"> </text:span><text:span text:style-name="T70">منصة</text:span><text:span text:style-name="T73"> </text:span><text:span text:style-name="T70">وكيبيديا</text:span><text:span text:style-name="T71"> </text:span><text:span text:style-name="T70">و</text:span><text:span text:style-name="T73"> </text:span><text:span text:style-name="T70">موقع</text:span><text:span text:style-name="T27"> </text:span><text:span text:style-name="T28"><text:s/></text:span><text:span text:style-name="T29">property</text:span><text:span text:style-name="T30">finder</text:span></text:p>
      <text:p text:style-name="P18" loext:marker-style-name="T74"/>
      <text:p text:style-name="P14" loext:marker-style-name="T35"><text:span text:style-name="T22">8</text:span><text:span text:style-name="T18">:</text:span><text:span text:style-name="T11"> <text:s/></text:span><text:span text:style-name="T33"> </text:span><text:span text:style-name="T46">كان</text:span><text:span text:style-name="T35"> </text:span><text:span text:style-name="T46">للذكاء</text:span><text:span text:style-name="T35"> </text:span><text:span text:style-name="T46">الإصطناعي</text:span><text:span text:style-name="T35"> </text:span><text:span text:style-name="T46">دورا</text:span><text:span text:style-name="T35"> </text:span><text:span text:style-name="T46">في</text:span><text:span text:style-name="T35"> </text:span><text:span text:style-name="T46">تنظيم</text:span><text:span text:style-name="T35"> </text:span><text:span text:style-name="T46">الترتي</text:span><text:span text:style-name="T64">ب</text:span><text:span text:style-name="T46"> </text:span><text:span text:style-name="T47">للمعلومات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Microsoft Sans Serif" fo:font-family="'Microsoft Sans Serif'" style:font-family-generic="roman" style:font-pitch="variable" fo:font-size="11pt" fo:language="en" fo:country="US" style:letter-kerning="false" style:font-name-asian="Microsoft Sans Serif1" style:font-family-asian="'Microsoft Sans Serif'" style:font-family-generic-asian="system" style:font-pitch-asian="variable" style:font-size-asian="11pt" style:language-asian="en" style:country-asian="US" style:font-name-complex="Microsoft Sans Serif1" style:font-family-complex="'Microsoft Sans Serif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end" style:justify-single-word="false"/>
      <style:text-properties style:font-name="Microsoft Sans Serif" fo:font-family="'Microsoft Sans Serif'" style:font-family-generic="roman" style:font-pitch="variable" fo:font-size="24pt" fo:language="en" fo:country="US" style:font-name-asian="Microsoft Sans Serif1" style:font-family-asian="'Microsoft Sans Serif'" style:font-family-generic-asian="system" style:font-pitch-asian="variable" style:font-size-asian="24pt" style:language-asian="en" style:country-asian="US" style:font-name-complex="Microsoft Sans Serif1" style:font-family-complex="'Microsoft Sans Serif'" style:font-family-generic-complex="system" style:font-pitch-complex="variable" style:font-size-complex="24pt" style:language-complex="ar" style:country-complex="SA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Default_20_Paragraph_20_Font_20__28_WW_29_" style:display-name="Default Paragraph Font (WW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445in" fo:margin-bottom="0.1945in" fo:margin-left="0.9839in" fo:margin-right="0.9839in" style:writing-mode="lr-tb" style:layout-grid-color="#c0c0c0" style:layout-grid-lines="15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12:52:36</meta:creation-date>
    <meta:initial-creator>mohamed mostafa spider blox</meta:initial-creator>
    <dc:language>en-US</dc:language>
    <dc:date>2025-03-06T14:59:28</dc:date>
    <meta:editing-cycles>1</meta:editing-cycles>
    <meta:editing-duration>PT6M</meta:editing-duration>
    <meta:generator>LibreOffice/7.6.2.1$Windows_X86_64 LibreOffice_project/56f7684011345957bbf33a7ee678afaf4d2ba333</meta:generator>
    <meta:document-statistic meta:table-count="0" meta:image-count="0" meta:object-count="0" meta:page-count="1" meta:paragraph-count="11" meta:word-count="96" meta:character-count="494" meta:non-whitespace-character-count="385"/>
    <meta:user-defined meta:name="AppVersion">15.0000</meta:user-defined>
    <meta:user-defined meta:name="Created" meta:value-type="date">2025-03-06T00:00:00</meta:user-defined>
    <meta:user-defined meta:name="Creator">Writer</meta:user-defined>
    <meta:user-defined meta:name="LastSaved" meta:value-type="date">2025-03-06T00:00:00</meta:user-defined>
    <meta:user-defined meta:name="Producer" meta:value-type="string">LibreOffice 7.6</meta:user-defined>
    <meta:template xlink:type="simple" xlink:actuate="onRequest" xlink:title="Normal" xlink:href=""/>
  </office:meta>
</office:document-meta>
</file>